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500000002A802472BB.png"/>
  <manifest:file-entry manifest:media-type="" manifest:full-path="Pictures/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visible-area-left="0cm" draw:visible-area-top="0cm" draw:visible-area-width="12.66cm" draw:visible-area-height="5.089cm" draw:ole-draw-aspect="1"/>
    </style:style>
    <style:style style:name="gr2" style:family="graphic">
      <style:graphic-properties draw:visible-area-left="0cm" draw:visible-area-top="0cm" draw:visible-area-width="8.55cm" draw:visible-area-height="3.986cm" draw:ole-draw-aspect="1"/>
    </style:style>
    <style:style style:name="gr3" style:family="graphic">
      <style:graphic-properties draw:visible-area-left="0cm" draw:visible-area-top="0cm" draw:visible-area-width="13.231cm" draw:visible-area-height="5.58cm" draw:ole-draw-aspect="1"/>
    </style:style>
    <style:style style:name="gr4" style:family="graphic">
      <style:graphic-properties draw:visible-area-left="0cm" draw:visible-area-top="0cm" draw:visible-area-width="8.808cm" draw:visible-area-height="4.586cm" draw:ole-draw-aspect="1"/>
    </style:style>
    <style:style style:name="gr5" style:family="graphic">
      <style:graphic-properties draw:visible-area-left="0cm" draw:visible-area-top="0cm" draw:visible-area-width="8.815cm" draw:visible-area-height="3.33cm" draw:ole-draw-aspect="1"/>
    </style:style>
    <style:style style:name="gr6" style:family="graphic">
      <style:graphic-properties draw:visible-area-left="0cm" draw:visible-area-top="0cm" draw:visible-area-width="12.598cm" draw:visible-area-height="6.341cm" draw:ole-draw-aspect="1"/>
    </style:style>
    <style:style style:name="gr7" style:family="graphic">
      <style:graphic-properties draw:visible-area-left="0cm" draw:visible-area-top="0cm" draw:visible-area-width="12.579cm" draw:visible-area-height="5.746cm" draw:ole-draw-aspect="1"/>
    </style:style>
    <style:style style:name="gr8" style:family="graphic">
      <style:graphic-properties draw:visible-area-left="0cm" draw:visible-area-top="0cm" draw:visible-area-width="12.618cm" draw:visible-area-height="5.803cm" draw:ole-draw-aspect="1"/>
    </style:style>
    <style:style style:name="gr9" style:family="graphic">
      <style:graphic-properties draw:visible-area-left="0cm" draw:visible-area-top="0cm" draw:visible-area-width="12.562cm" draw:visible-area-height="5.746cm" draw:ole-draw-aspect="1"/>
    </style:style>
    <style:style style:name="gr10" style:family="graphic">
      <style:graphic-properties draw:visible-area-left="0cm" draw:visible-area-top="0cm" draw:visible-area-width="12.798cm" draw:visible-area-height="4.822cm" draw:ole-draw-aspect="1"/>
    </style:style>
    <style:style style:name="gr11" style:family="graphic">
      <style:graphic-properties draw:visible-area-left="0cm" draw:visible-area-top="0cm" draw:visible-area-width="8.116cm" draw:visible-area-height="3.827cm" draw:ole-draw-aspect="1"/>
    </style:style>
    <style:style style:name="gr12" style:family="graphic">
      <style:graphic-properties draw:visible-area-left="0cm" draw:visible-area-top="0cm" draw:visible-area-width="12.593cm" draw:visible-area-height="5.326cm" draw:ole-draw-aspect="1"/>
    </style:style>
    <style:style style:name="gr13" style:family="graphic">
      <style:graphic-properties draw:visible-area-left="0cm" draw:visible-area-top="0cm" draw:visible-area-width="8.599cm" draw:visible-area-height="4.313cm" draw:ole-draw-aspect="1"/>
    </style:style>
    <style:style style:name="gr14" style:family="graphic">
      <style:graphic-properties draw:visible-area-left="0cm" draw:visible-area-top="0cm" draw:visible-area-width="11.824cm" draw:visible-area-height="1.753cm" draw:ole-draw-aspect="1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7cm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text-indent="-0.952cm" style:punctuation-wrap="hanging" style:line-break="strict"/>
      <style:text-properties fo:font-family="Arial" style:font-family-generic="swiss" style:font-pitch="variable"/>
    </style:style>
    <style:style style:name="P4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T1" style:family="text">
      <style:text-properties fo:color="#000000" fo:language="de" fo:country="DE"/>
    </style:style>
    <style:style style:name="T2" style:family="text">
      <style:text-properties fo:font-family="Arial" style:font-family-generic="swiss" style:font-pitch="variable" fo:language="de" fo:country="DE"/>
    </style:style>
    <style:style style:name="T3" style:family="text">
      <style:text-properties fo:language="de" fo:country="DE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Entwurfsmuster</text:span></text:p>
          </draw:text-box>
        </draw:frame>
        <draw:frame presentation:style-name="pr2" draw:text-style-name="P4" draw:layer="layout" svg:width="17.78cm" svg:height="4.869cm" svg:x="3.81cm" svg:y="10.795cm" presentation:class="subtitle" presentation:user-transformed="true">
          <draw:text-box>
            <text:p text:style-name="P3"><text:span text:style-name="T2">Weitere Entwurfsmuster</text:span></text:p>
            <text:p text:style-name="P3"><text:span text:style-name="T2">im Schnelldurchgang</text:span></text:p>
          </draw:text-box>
        </draw:frame>
        <presentation:notes draw:style-name="dp2">
          <draw:page-thumbnail draw:layer="layout" svg:width="12.982cm" svg:height="9.737cm" svg:x="3.14cm" svg:y="1.905cm" draw:page-number="1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as Kompositum (I)</text:span></text:p>
          </draw:text-box>
        </draw:frame>
        <draw:frame draw:style-name="gr1" draw:layer="layout" svg:width="23.495cm" svg:height="9.445cm" svg:x="1.27cm" svg:y="5.292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2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as Kompositum (II)</text:span></text:p>
          </draw:text-box>
        </draw:frame>
        <draw:frame draw:style-name="gr2" draw:layer="layout" svg:width="23.283cm" svg:height="10.857cm" svg:x="1.482cm" svg:y="5.503cm">
          <draw:object-ole draw:class-id="FB9C3C60-3B85-11D3-b12e-00a0c9e88542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3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as Kompositum (III)</text:span></text:p>
          </draw:text-box>
        </draw:frame>
        <draw:frame draw:style-name="gr3" draw:layer="layout" svg:width="23.283cm" svg:height="9.816cm" svg:x="1.27cm" svg:y="5.292cm">
          <draw:object-ole draw:class-id="FB9C3C60-3B85-11D3-b12e-00a0c9e88542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4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as Kompositum (IV)</text:span></text:p>
          </draw:text-box>
        </draw:frame>
        <draw:frame draw:style-name="gr4" draw:layer="layout" svg:width="22.013cm" svg:height="11.465cm" svg:x="1.27cm" svg:y="5.292cm">
          <draw:object-ole draw:class-id="FB9C3C60-3B85-11D3-b12e-00a0c9e88542"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5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er Iterator (I)</text:span></text:p>
          </draw:text-box>
        </draw:frame>
        <draw:frame draw:style-name="gr5" draw:layer="layout" svg:width="20.108cm" svg:height="7.594cm" svg:x="2.752cm" svg:y="6.138cm">
          <draw:object-ole draw:class-id="FB9C3C60-3B85-11D3-b12e-00a0c9e88542"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6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er Iterator (II)</text:span></text:p>
          </draw:text-box>
        </draw:frame>
        <draw:frame draw:style-name="gr6" draw:layer="layout" svg:width="23.283cm" svg:height="11.721cm" svg:x="1.27cm" svg:y="5.292cm">
          <draw:object-ole draw:class-id="FB9C3C60-3B85-11D3-b12e-00a0c9e88542"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7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er Iterator (III)</text:span></text:p>
          </draw:text-box>
        </draw:frame>
        <draw:frame draw:style-name="gr7" draw:layer="layout" svg:width="22.648cm" svg:height="10.346cm" svg:x="1.482cm" svg:y="5.503cm">
          <draw:object-ole draw:class-id="FB9C3C60-3B85-11D3-b12e-00a0c9e88542"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8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ie abstrakte Fabrik (I)</text:span></text:p>
          </draw:text-box>
        </draw:frame>
        <draw:frame draw:style-name="gr8" draw:layer="layout" svg:width="23.071cm" svg:height="10.615cm" svg:x="1.482cm" svg:y="5.503cm">
          <draw:object-ole draw:class-id="FB9C3C60-3B85-11D3-b12e-00a0c9e88542"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9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ie abstrakte Fabrik (II)</text:span></text:p>
          </draw:text-box>
        </draw:frame>
        <draw:frame draw:style-name="gr9" draw:layer="layout" svg:width="23.071cm" svg:height="10.553cm" svg:x="1.482cm" svg:y="5.503cm">
          <draw:object-ole draw:class-id="FB9C3C60-3B85-11D3-b12e-00a0c9e88542"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10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ie Zuständigkeitskette (I)</text:span></text:p>
          </draw:text-box>
        </draw:frame>
        <draw:frame draw:style-name="gr10" draw:layer="layout" svg:width="23.072cm" svg:height="8.701cm" svg:x="1.27cm" svg:y="5.503cm">
          <draw:object-ole draw:class-id="FB9C3C60-3B85-11D3-b12e-00a0c9e88542"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11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ie Zuständigkeitskette (II)</text:span></text:p>
          </draw:text-box>
        </draw:frame>
        <draw:frame draw:style-name="gr11" draw:layer="layout" svg:width="22.437cm" svg:height="10.579cm" svg:x="1.693cm" svg:y="5.503cm">
          <draw:object-ole draw:class-id="FB9C3C60-3B85-11D3-b12e-00a0c9e88542"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12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ie Zuständigkeitskette (III)</text:span></text:p>
          </draw:text-box>
        </draw:frame>
        <draw:frame draw:style-name="gr12" draw:layer="layout" svg:width="23.495cm" svg:height="9.935cm" svg:x="1.27cm" svg:y="5.292cm">
          <draw:object-ole draw:class-id="FB9C3C60-3B85-11D3-b12e-00a0c9e88542"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13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ie Zuständigkeitskette (IV)</text:span></text:p>
          </draw:text-box>
        </draw:frame>
        <draw:frame draw:style-name="gr13" draw:layer="layout" svg:width="18.626cm" svg:height="9.339cm" svg:x="1.482cm" svg:y="5.292cm">
          <draw:object-ole draw:class-id="FB9C3C60-3B85-11D3-b12e-00a0c9e88542"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4" draw:layer="layout" svg:width="18.838cm" svg:height="2.795cm" svg:x="5.927cm" svg:y="15.258cm">
          <draw:object-ole draw:class-id="FB9C3C60-3B85-11D3-b12e-00a0c9e88542"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14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33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8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punctuation-wrap="hanging" style:line-break="strict"/>
    </style:style>
    <style:style style:name="MP1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hanging" style:line-break="strict"/>
    </style:style>
    <style:style style:name="MP1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family="SwitzerlandLight" style:font-family-generic="swiss" style:font-pitch="variable" fo:font-size="14pt" fo:language="de" fo:country="DE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 draw:page-number="2"/>
      <draw:page-thumbnail draw:layer="backgroundobjects" svg:width="8.154cm" svg:height="6.115cm" svg:x="1cm" svg:y="17.135cm" draw:page-number="3"/>
      <draw:page-thumbnail draw:layer="backgroundobjects" svg:width="8.154cm" svg:height="6.115cm" svg:x="10.155cm" svg:y="2.407cm" draw:page-number="4"/>
      <draw:page-thumbnail draw:layer="backgroundobjects" svg:width="8.154cm" svg:height="6.115cm" svg:x="10.155cm" svg:y="9.771cm" draw:page-number="5"/>
      <draw:page-thumbnail draw:layer="backgroundobjects" svg:width="8.154cm" svg:height="6.115cm" svg:x="10.155cm" svg:y="17.135cm" draw:page-number="6"/>
      <draw:frame draw:style-name="Mgr1" draw:text-style-name="MP1" draw:layer="backgroundobjects" svg:width="8.379cm" svg:height="1.28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6cm" svg:height="5.844cm" svg:x="1.905cm" svg:y="0.356cm" presentation:class="title" presentation:placeholder="true">
        <draw:text-box/>
      </draw:frame>
      <draw:frame presentation:style-name="Standard-outline1" draw:layer="backgroundobjects" svg:width="21.586cm" svg:height="12.274cm" svg:x="1.905cm" svg:y="5.502cm" presentation:class="outline" presentation:placeholder="true">
        <draw:text-box/>
      </draw:frame>
      <draw:frame draw:style-name="Mgr3" draw:text-style-name="MP3" draw:layer="backgroundobjects" svg:width="2.54cm" svg:height="1.331cm" svg:x="0.423cm" svg:y="17.357cm">
        <draw:image xlink:href="Pictures/10000200000000500000002A802472BB.png" xlink:type="simple" xlink:show="embed" xlink:actuate="onLoad">
          <text:p/>
        </draw:image>
      </draw:frame>
      <draw:custom-shape draw:style-name="Mgr4" draw:text-style-name="MP4" draw:layer="backgroundobjects" svg:width="0.212cm" svg:height="11.642cm" svg:x="1.058cm" svg:y="5.503cm">
        <text:p/>
        <draw:enhanced-geometry svg:viewBox="0 0 21600 21600" draw:type="rectangle" draw:enhanced-path="M 0 0 L 21600 0 21600 21600 0 21600 0 0 Z N"/>
      </draw:custom-shape>
      <draw:custom-shape draw:style-name="Mgr5" draw:text-style-name="MP4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4.652cm" svg:height="0.853cm" svg:x="3.175cm" svg:y="17.992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9.309cm" svg:height="1.445cm" svg:x="8.042cm" svg:y="17.992cm" presentation:class="footer">
        <draw:text-box>
          <text:p text:style-name="MP7"><text:span text:style-name="MT1"><presentation:footer/></text:span><text:span text:style-name="MT1">Objektorientiertes Software-Engineering</text:span></text:p>
        </draw:text-box>
      </draw:frame>
      <draw:frame presentation:style-name="Mpr3" draw:text-style-name="MP6" draw:layer="backgroundobjects" svg:width="2.113cm" svg:height="1.445cm" svg:x="21.377cm" svg:y="17.992cm" presentation:class="page-number">
        <draw:text-box>
          <text:p text:style-name="MP5"><text:span text:style-name="MT1">- </text:span><text:span text:style-name="MT1"><text:page-number>&lt;Nummer&gt;</text:page-number></text:span></text:p>
        </draw:text-box>
      </draw:frame>
      <draw:custom-shape draw:style-name="Mgr6" draw:text-style-name="MP4" draw:layer="backgroundobjects" svg:width="3.598cm" svg:height="0.635cm" svg:x="17.992cm" svg:y="17.992cm">
        <text:p text:style-name="MP9"><text:span text:style-name="MT1">Kapitel 6.2.4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0" draw:layer="backgroundobjects" svg:width="19.31cm" svg:height="25.66cm" svg:x="0cm" svg:y="0cm">
          <text:p/>
        </draw:rect>
        <draw:custom-shape draw:style-name="Mgr8" draw:text-style-name="MP4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2" draw:layer="backgroundobjects" svg:width="8.462cm" svg:height="1.267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5" draw:text-style-name="MP14" draw:layer="backgroundobjects" svg:width="8.25cm" svg:height="1.267cm" svg:x="11.007cm" svg:y="0cm" presentation:class="date-time">
          <draw:text-box>
            <text:p text:style-name="MP13"><text:span text:style-name="MT2"><presentation:date-time/></text:span></text:p>
          </draw:text-box>
        </draw:frame>
        <draw:page-thumbnail presentation:style-name="Standard-title" draw:layer="backgroundobjects" svg:width="12.978cm" svg:height="9.733cm" svg:x="3.14cm" svg:y="1.905cm" presentation:class="page"/>
        <draw:frame presentation:style-name="Standard-notes" draw:layer="backgroundobjects" svg:width="14.177cm" svg:height="11.426cm" svg:x="2.539cm" svg:y="12.276cm" presentation:class="notes" presentation:placeholder="true">
          <draw:text-box/>
        </draw:frame>
        <draw:frame presentation:style-name="Mpr6" draw:text-style-name="MP12" draw:layer="backgroundobjects" svg:width="8.462cm" svg:height="1.266cm" svg:x="0cm" svg:y="24.34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8.25cm" svg:height="1.266cm" svg:x="11.007cm" svg:y="24.34cm" presentation:class="page-number">
          <draw:text-box>
            <text:p text:style-name="MP13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-Präsentation</dc:title>
    <meta:initial-creator>Daniel Lindner</meta:initial-creator>
    <meta:creation-date>2002-03-11T14:12:02</meta:creation-date>
    <dc:creator>Daniel Lindner</dc:creator>
    <dc:date>2009-11-23T20:51:02.35</dc:date>
    <meta:editing-cycles>156</meta:editing-cycles>
    <meta:editing-duration>PT52113H31M44S</meta:editing-duration>
    <meta:document-statistic meta:object-count="84"/>
    <meta:generator>OpenOffice.org/3.1$Win32 OpenOffice.org_project/310m19$Build-9420</meta:generator>
  </office:meta>
</office:document-meta>
</file>